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2.54cm" fo:min-width="5.08cm" style:run-through="foreground" style:wrap="run-through" style:number-wrapped-paragraphs="no-limit" style:vertical-pos="from-top" style:vertical-rel="page" style:horizontal-pos="from-left" style:horizontal-rel="pag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1" draw:text-style-name="P1" svg:width="5.081cm" svg:height="2.541cm" svg:x="2.54cm" svg:y="2.54cm"><text:p text:style-name="P1">Text Inside The Rectangle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15:28:08.700160731</meta:creation-date>
    <dc:date>2021-09-08T15:31:33.542275733</dc:date>
    <meta:editing-duration>PT3M25S</meta:editing-duration>
    <meta:editing-cycles>2</meta:editing-cycles>
    <meta:generator>LibreOfficeDev/7.3.0.0.alpha0$Linux_X86_64 LibreOffice_project/ecdca00878d6e6b07d13c5df81a5eed062b5a3e6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